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LatestStrategy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LatestStrategy.sort( ArtifactInfo [ ] 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LatestStrategy.ComparatorLatestStrategy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LatestStrategy.setComparato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LatestStrategy.ComparatorLates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